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a3e3e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 style:list-style-name="">
      <style:paragraph-properties fo:margin-left="0cm" fo:margin-right="0cm" fo:text-align="justify" style:justify-single-word="false" fo:text-indent="0cm" style:auto-text-indent="false" style:text-autospace="none"/>
    </style:style>
    <style:style style:name="P21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>
      <style:text-properties style:text-underline-style="none" fo:font-weight="bold" style:font-weight-asian="bold" style:font-weight-complex="bold"/>
    </style:style>
    <style:style style:name="P26" style:family="paragraph" style:parent-style-name="Text_20_body" style:list-style-name="L3">
      <style:paragraph-properties fo:margin-top="0cm" fo:margin-bottom="0cm"/>
    </style:style>
    <style:style style:name="P27" style:family="paragraph" style:parent-style-name="Text_20_body" style:list-style-name="L5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style:text-underline-style="none" fo:font-weight="bold"/>
    </style:style>
    <style:style style:name="T6" style:family="text">
      <style:text-properties fo:font-variant="normal" fo:text-transform="none" fo:color="#333333" fo:letter-spacing="normal" style:text-underline-style="none"/>
    </style:style>
    <style:style style:name="T7" style:family="text">
      <style:text-properties fo:font-variant="normal" fo:text-transform="none" style:font-name="Consolas" fo:font-size="10pt" fo:letter-spacing="normal" fo:font-style="normal" fo:font-weight="bold" style:font-name-asian="Consolas" style:font-size-asian="10pt" style:font-name-complex="Consolas" style:font-size-complex="10pt"/>
    </style:style>
    <style:style style:name="T8" style:family="text">
      <style:text-properties fo:font-variant="normal" fo:text-transform="none" fo:color="#3f7f5f" style:font-name="Consolas" fo:font-size="10pt" fo:letter-spacing="normal" fo:font-style="normal" fo:font-weight="bold" style:font-name-asian="Consolas" style:font-size-asian="10pt" style:font-name-complex="Consolas" style:font-size-complex="10pt"/>
    </style:style>
    <style:style style:name="T9" style:family="text">
      <style:text-properties fo:font-variant="normal" fo:text-transform="none" fo:color="#111111" style:font-name="Consolas" fo:font-size="10pt" fo:letter-spacing="normal" fo:font-style="normal" fo:font-weight="bold" style:font-name-asian="Consolas" style:font-size-asian="10pt" style:font-name-complex="Consolas" style:font-size-complex="10pt"/>
    </style:style>
    <style:style style:name="T10" style:family="text">
      <style:text-properties fo:font-variant="normal" fo:text-transform="none" fo:color="#7f0055" style:font-name="Consolas" fo:font-size="10pt" fo:letter-spacing="normal" fo:font-style="normal" fo:font-weight="bold" style:font-name-asian="Consolas" style:font-size-asian="10pt" style:font-weight-asian="bold" style:font-name-complex="Consolas" style:font-size-complex="10pt" style:font-weight-complex="bold"/>
    </style:style>
    <style:style style:name="T11" style:family="text">
      <style:text-properties fo:font-variant="normal" fo:text-transform="none" fo:color="#000000" style:font-name="Consolas" fo:font-size="10pt" fo:letter-spacing="normal" fo:font-style="normal" fo:font-weight="bold" style:font-name-asian="Consolas" style:font-size-asian="10pt" style:font-name-complex="Consolas" style:font-size-complex="10pt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style:text-underline-style="none" fo:font-weight="bold" style:font-weight-asian="bold" style:font-weight-complex="bold"/>
    </style:style>
    <style:style style:name="T14" style:family="text">
      <style:text-properties fo:color="#7f0055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15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style:text-underline-style="none" fo:font-weight="bold" style:font-weight-asian="bold" style:font-weight-complex="bold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fo:font-style="italic" style:font-style-asian="italic" style:font-style-complex="italic"/>
    </style:style>
    <style:style style:name="T20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3" style:family="text">
      <style:text-properties fo:color="#6a3e3e"/>
    </style:style>
    <style:style style:name="T24" style:family="text">
      <style:text-properties fo:color="#6a3e3e" style:text-underline-style="solid" style:text-underline-width="auto" style:text-underline-color="font-color"/>
    </style:style>
    <style:style style:name="T25" style:family="text">
      <style:text-properties fo:color="#3f7f5f"/>
    </style:style>
    <style:style style:name="T26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7" style:family="text">
      <style:text-properties fo:color="#3f7f5f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color="#0000c0"/>
    </style:style>
    <style:style style:name="T29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2a00ff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text:span text:style-name="T2"><text:s text:c="2"/>JAVA CODING QUESTIONS</text:span></text:p>
      <text:p text:style-name="P9"/>
      <text:p text:style-name="P9"/>
      <text:p text:style-name="Standard"><text:span text:style-name="T3">1) </text:span><text:span text:style-name="Strong_20_Emphasis"><text:span text:style-name="T4">Given a list of integers, separate odd and even numbers?</text:span></text:span><text:span text:style-name="T1"> </text:span></text:p>
      <text:p text:style-name="P7"><text:s text:c="6"/></text:p>
      <text:p text:style-name="Standard"><text:span text:style-name="T3"><text:s/></text:span><text:span text:style-name="T14">import</text:span><text:span text:style-name="T20"> java.util.ArrayList;</text:span></text:p>
      <text:p text:style-name="P1"><text:span text:style-name="T12">import</text:span><text:span text:style-name="T16"> java.util.Arrays;</text:span></text:p>
      <text:p text:style-name="P1"><text:span text:style-name="T12">import</text:span><text:span text:style-name="T16"> java.util.List;</text:span></text:p>
      <text:p text:style-name="P1"><text:span text:style-name="T12">import</text:span><text:span text:style-name="T16"> java.util.function.Predicate;</text:span><text:span text:style-name="T12">import</text:span><text:span text:style-name="T16"> </text:span><text:span text:style-name="T18">java.util.stream.Collector</text:span><text:span text:style-name="T16">;</text:span></text:p>
      <text:p text:style-name="P1"><text:span text:style-name="T12">import</text:span><text:span text:style-name="T16"> java.util.stream.Collectors;</text:span></text:p>
      <text:p text:style-name="P1"/>
      <text:p text:style-name="P1"><text:span text:style-name="T12">public</text:span><text:span text:style-name="T16"> </text:span><text:span text:style-name="T12">class</text:span><text:span text:style-name="T16"> Basic {</text:span></text:p>
      <text:p text:style-name="P1"/>
      <text:p text:style-name="P1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(String[] </text:span><text:span text:style-name="T23">args</text:span><text:span text:style-name="T16">){</text:span></text:p>
      <text:p text:style-name="P1"><text:span text:style-name="T16"><text:tab/><text:tab/>List&lt;Integer&gt; </text:span><text:span text:style-name="T23">list</text:span><text:span text:style-name="T16">=Arrays.</text:span><text:span text:style-name="T19">asList</text:span><text:span text:style-name="T16">(2,3,4,5,6,7,8,9,1);</text:span></text:p>
      <text:p text:style-name="P1"><text:span text:style-name="T16"><text:tab/><text:tab/></text:span><text:span text:style-name="T25">//i want even and odd numbers list separately</text:span></text:p>
      <text:p text:style-name="P1"><text:span text:style-name="T16"><text:tab/><text:tab/></text:span><text:span text:style-name="T25">//take two lists to store one even and one odd</text:span></text:p>
      <text:p text:style-name="P1"><text:span text:style-name="T16"><text:tab/><text:tab/></text:span><text:span text:style-name="T25">//then element in list %2==0 then even else odd</text:span></text:p>
      <text:p text:style-name="P1"><text:span text:style-name="T16"><text:tab/><text:tab/></text:span><text:span text:style-name="T25">//so we have to parse the list using streams</text:span></text:p>
      <text:p text:style-name="P1"><text:span text:style-name="T16"><text:tab/><text:tab/>List&lt;Integer&gt; </text:span><text:span text:style-name="T24">evenlist</text:span><text:span text:style-name="T16">=</text:span><text:span text:style-name="T12">new</text:span><text:span text:style-name="T16"> ArrayList&lt;Integer&gt;();</text:span></text:p>
      <text:p text:style-name="P1"><text:span text:style-name="T16"><text:tab/><text:tab/>List&lt;Integer&gt; </text:span><text:span text:style-name="T24">oddlist</text:span><text:span text:style-name="T16">=</text:span><text:span text:style-name="T12">new</text:span><text:span text:style-name="T16"> ArrayList&lt;Integer&gt;();</text:span></text:p>
      <text:p text:style-name="P1"><text:span text:style-name="T16"><text:tab/><text:tab/>Predicate&lt;Integer&gt; </text:span><text:span text:style-name="T23">p</text:span><text:span text:style-name="T16">=</text:span><text:span text:style-name="T23">n</text:span><text:span text:style-name="T16">-&gt;</text:span><text:span text:style-name="T23">n</text:span><text:span text:style-name="T16">%2==0;</text:span></text:p>
      <text:p text:style-name="P1"><text:span text:style-name="T16"><text:tab/><text:tab/>System.</text:span><text:span text:style-name="T29">out</text:span><text:span text:style-name="T16">.println(</text:span><text:span text:style-name="T30">"EVEN"</text:span><text:span text:style-name="T16">);</text:span></text:p>
      <text:p text:style-name="P1"><text:span text:style-name="T16"><text:tab/><text:tab/></text:span><text:span text:style-name="T23">list</text:span><text:span text:style-name="T16">.stream().filter(</text:span><text:span text:style-name="T23">p</text:span><text:span text:style-name="T16">).collect(Collectors.</text:span><text:span text:style-name="T19">toList</text:span><text:span text:style-name="T16">()).forEach(System.</text:span><text:span text:style-name="T29">out</text:span><text:span text:style-name="T16">::println);</text:span></text:p>
      <text:p text:style-name="P1"><text:span text:style-name="T16"><text:tab/><text:tab/>System.</text:span><text:span text:style-name="T29">out</text:span><text:span text:style-name="T16">.println(</text:span><text:span text:style-name="T30">"ODD"</text:span><text:span text:style-name="T16">);</text:span></text:p>
      <text:p text:style-name="P3"/>
      <text:p text:style-name="P1"><text:span text:style-name="T23"><text:s text:c="8"/>list</text:span><text:span text:style-name="T16">.stream().filter(</text:span><text:span text:style-name="T23">n</text:span><text:span text:style-name="T16">-&gt;</text:span><text:span text:style-name="T23">n</text:span><text:span text:style-name="T16">%2=0)</text:span></text:p>
      <text:p text:style-name="P16"/>
      <text:p text:style-name="P1"><text:span text:style-name="T23"><text:s text:c="9"/></text:span><text:span text:style-name="T16">.collect(Collectors.</text:span><text:span text:style-name="T19">toList</text:span><text:span text:style-name="T16">()).forEach(System.</text:span><text:span text:style-name="T29">out</text:span><text:span text:style-name="T16">::println);</text:span></text:p>
      <text:p text:style-name="P1"><text:span text:style-name="T23"><text:s text:c="5"/></text:span><text:span text:style-name="T16"><text:tab/><text:tab/></text:span></text:p>
      <text:p text:style-name="P3"><text:tab/><text:tab/><text:tab/>}</text:p>
      <text:p text:style-name="P1"/>
      <text:p text:style-name="P3">}</text:p>
      <text:p text:style-name="P3"/>
      <text:p text:style-name="P4">o/p:-</text:p>
      <text:p text:style-name="P5">EVEN</text:p>
      <text:p text:style-name="P5">2</text:p>
      <text:p text:style-name="P5">4</text:p>
      <text:p text:style-name="P5">6</text:p>
      <text:p text:style-name="P5">8</text:p>
      <text:p text:style-name="P5">ODD</text:p>
      <text:p text:style-name="P5">3</text:p>
      <text:p text:style-name="P5">5</text:p>
      <text:p text:style-name="P5">7</text:p>
      <text:p text:style-name="P5">9</text:p>
      <text:p text:style-name="P5">1</text:p>
      <text:p text:style-name="P2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oft-page-break/><text:span text:style-name="T3">2) </text:span><text:span text:style-name="Strong_20_Emphasis"><text:span text:style-name="T6"> </text:span></text:span><text:span text:style-name="Strong_20_Emphasis"><text:span text:style-name="T5">How do you remove duplicate elements from a list using Java 8 streams?</text:span></text:span><text:span text:style-name="T3"> </text:span></text:p>
      <text:p text:style-name="P7"/>
      <text:p text:style-name="P8"><text:span text:style-name="T13">import</text:span><text:span text:style-name="T17"> java.util.Arrays;</text:span></text:p>
      <text:p text:style-name="P1"><text:span text:style-name="T12">import</text:span><text:span text:style-name="T16"> java.util.List;</text:span></text:p>
      <text:p text:style-name="P1"><text:span text:style-name="T12">import</text:span><text:span text:style-name="T16"> java.util.stream.Collectors;</text:span></text:p>
      <text:p text:style-name="P1"/>
      <text:p text:style-name="P1"><text:span text:style-name="T12">public</text:span><text:span text:style-name="T16"> </text:span><text:span text:style-name="T12">class</text:span><text:span text:style-name="T16"> Basic {</text:span></text:p>
      <text:p text:style-name="P1"/>
      <text:p text:style-name="P1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(String[] </text:span><text:span text:style-name="T23">args</text:span><text:span text:style-name="T16">){</text:span></text:p>
      <text:p text:style-name="P1"><text:span text:style-name="T16"><text:tab/><text:tab/>List&lt;Integer&gt; </text:span><text:span text:style-name="T23">list</text:span><text:span text:style-name="T16">=Arrays.</text:span><text:span text:style-name="T19">asList</text:span><text:span text:style-name="T16">(2,3,4,5,6,7,1,2,4);</text:span></text:p>
      <text:p text:style-name="P1"><text:span text:style-name="T16"><text:tab/><text:tab/></text:span><text:span text:style-name="T25">// How do you remove duplicate elements from a list using Java 8 streams?</text:span></text:p>
      <text:p text:style-name="P1"><text:span text:style-name="T16"><text:tab/><text:tab/>List&lt;String&gt; </text:span><text:span text:style-name="T23">str</text:span><text:span text:style-name="T16">=Arrays.</text:span><text:span text:style-name="T19">asList</text:span><text:span text:style-name="T16">(</text:span><text:span text:style-name="T30">"AS"</text:span><text:span text:style-name="T16">,</text:span><text:span text:style-name="T30">"DO"</text:span><text:span text:style-name="T16">,</text:span><text:span text:style-name="T30">"AS"</text:span><text:span text:style-name="T16">,</text:span><text:span text:style-name="T30">"KK"</text:span><text:span text:style-name="T16">,</text:span><text:span text:style-name="T30">"RR"</text:span><text:span text:style-name="T16">);</text:span></text:p>
      <text:p text:style-name="P1"><text:span text:style-name="T16"><text:tab/><text:tab/></text:span><text:span text:style-name="T23">str</text:span><text:span text:style-name="T16">.stream().distinct().collect(Collectors.</text:span><text:span text:style-name="T19">toList</text:span><text:span text:style-name="T16">()).forEach(System.</text:span><text:span text:style-name="T29">out</text:span><text:span text:style-name="T16">::println);</text:span></text:p>
      <text:p text:style-name="P1"><text:span text:style-name="T16"><text:tab/><text:tab/></text:span><text:span text:style-name="T23">list</text:span><text:span text:style-name="T16">.stream().distinct().collect(Collectors.</text:span><text:span text:style-name="T19">toList</text:span><text:span text:style-name="T16">()).forEach(System.</text:span><text:span text:style-name="T29">out</text:span><text:span text:style-name="T16">::println);</text:span></text:p>
      <text:p text:style-name="P3"><text:tab/><text:tab/><text:tab/></text:p>
      <text:p text:style-name="P3"><text:tab/><text:tab/><text:tab/>}</text:p>
      <text:p text:style-name="P3">}</text:p>
      <text:p text:style-name="P1"/>
      <text:p text:style-name="P1"/>
      <text:p text:style-name="P9">O/P:-</text:p>
      <text:p text:style-name="P7">AS DO KK RR</text:p>
      <text:p text:style-name="P7">2 3 4 5 6 7 1</text:p>
      <text:p text:style-name="P7"/>
      <text:p text:style-name="P7"/>
      <text:p text:style-name="Standard"><text:span text:style-name="T3">3) </text:span><text:span text:style-name="Strong_20_Emphasis"><text:span text:style-name="T5">How do you Print only duplicate elements from a list using Java 8 streams?</text:span></text:span><text:span text:style-name="T3"> </text:span></text:p>
      <text:p text:style-name="P7"/>
      <text:p text:style-name="P7"/>
      <text:p text:style-name="Standard"><text:span text:style-name="T3"><text:s/></text:span><text:span text:style-name="T14">import</text:span><text:span text:style-name="T20"> java.util.Arrays;</text:span></text:p>
      <text:p text:style-name="P1"><text:span text:style-name="T12">import</text:span><text:span text:style-name="T16"> java.util.HashSet;</text:span></text:p>
      <text:p text:style-name="P1"><text:span text:style-name="T12">import</text:span><text:span text:style-name="T16"> java.util.List;</text:span></text:p>
      <text:p text:style-name="P1"><text:span text:style-name="T12">import</text:span><text:span text:style-name="T16"> java.util.Set;</text:span></text:p>
      <text:p text:style-name="P1"><text:span text:style-name="T12">import</text:span><text:span text:style-name="T16"> java.util.stream.Collectors;</text:span></text:p>
      <text:p text:style-name="P1"/>
      <text:p text:style-name="P1"><text:span text:style-name="T12">public</text:span><text:span text:style-name="T16"> </text:span><text:span text:style-name="T12">class</text:span><text:span text:style-name="T16"> Basic {</text:span></text:p>
      <text:p text:style-name="P1"/>
      <text:p text:style-name="P1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(String[] </text:span><text:span text:style-name="T23">args</text:span><text:span text:style-name="T16">){</text:span></text:p>
      <text:p text:style-name="P1"><text:span text:style-name="T16"><text:tab/><text:tab/>List&lt;</text:span><text:span text:style-name="T18">Integer</text:span><text:span text:style-name="T16">&gt; </text:span><text:span text:style-name="T23">list</text:span><text:span text:style-name="T16">=Arrays.</text:span><text:span text:style-name="T19">asList</text:span><text:span text:style-name="T16">(2,3,4,5,6,7,1,2,4);</text:span></text:p>
      <text:p text:style-name="P1"><text:span text:style-name="T16"><text:tab/><text:tab/></text:span><text:span text:style-name="T25">// How do you remove duplicate elements from a list using Java 8 streams?</text:span></text:p>
      <text:p text:style-name="P1"><text:span text:style-name="T16"><text:tab/><text:tab/>List&lt;String&gt; </text:span><text:span text:style-name="T23">str</text:span><text:span text:style-name="T16">=Arrays.</text:span><text:span text:style-name="T19">asList</text:span><text:span text:style-name="T16">(</text:span><text:span text:style-name="T30">"AS"</text:span><text:span text:style-name="T16">,</text:span><text:span text:style-name="T30">"DO"</text:span><text:span text:style-name="T16">,</text:span><text:span text:style-name="T30">"KK"</text:span><text:span text:style-name="T16">,</text:span><text:span text:style-name="T30">"RR"</text:span><text:span text:style-name="T16">,</text:span><text:span text:style-name="T30">"AS"</text:span><text:span text:style-name="T16">);</text:span></text:p>
      <text:p text:style-name="P1"><text:span text:style-name="T16"><text:tab/><text:tab/>Set&lt;Integer&gt; </text:span><text:span text:style-name="T23">setlist</text:span><text:span text:style-name="T16">=</text:span><text:span text:style-name="T12">new</text:span><text:span text:style-name="T16"> HashSet&lt;Integer&gt;();</text:span></text:p>
      <text:p text:style-name="P1"><text:span text:style-name="T16"><text:tab/><text:tab/>Set&lt;String&gt; </text:span><text:span text:style-name="T23">setstr</text:span><text:span text:style-name="T16">=</text:span><text:span text:style-name="T12">new</text:span><text:span text:style-name="T16"> HashSet&lt;String&gt;();</text:span></text:p>
      <text:p text:style-name="P1"><text:span text:style-name="T16"><text:tab/><text:tab/>List&lt;Integer&gt; </text:span><text:span text:style-name="T23">dlist</text:span><text:span text:style-name="T16">=</text:span><text:span text:style-name="T23">list</text:span><text:span text:style-name="T16">.stream().filter(</text:span><text:span text:style-name="T23">n</text:span><text:span text:style-name="T16">-&gt;!</text:span><text:span text:style-name="T23">setlist</text:span><text:span text:style-name="T16">.add(</text:span><text:span text:style-name="T23">n</text:span><text:span text:style-name="T16">)).collect(Collectors.</text:span><text:span text:style-name="T19">toList</text:span><text:span text:style-name="T16">());</text:span></text:p>
      <text:p text:style-name="P1"><text:span text:style-name="T16"><text:tab/> <text:s text:c="3"/>List&lt;String&gt; </text:span><text:span text:style-name="T23">dstr</text:span><text:span text:style-name="T16">=</text:span><text:span text:style-name="T23">str</text:span><text:span text:style-name="T16">.stream().filter(</text:span><text:span text:style-name="T23">n</text:span><text:span text:style-name="T16">-&gt;!</text:span><text:span text:style-name="T23">setstr</text:span><text:span text:style-name="T16">.add(</text:span><text:span text:style-name="T23">n</text:span><text:span text:style-name="T16">)).collect(Collectors.</text:span><text:span text:style-name="T19">toList</text:span><text:span text:style-name="T16">());</text:span></text:p>
      <text:p text:style-name="P1"><text:span text:style-name="T16"><text:tab/> <text:s text:c="3"/>System.</text:span><text:span text:style-name="T29">out</text:span><text:span text:style-name="T16">.println(</text:span><text:span text:style-name="T30">"DUPLICATE INTEGER LIST"</text:span><text:span text:style-name="T16">+</text:span><text:span text:style-name="T23">dlist</text:span><text:span text:style-name="T16">);</text:span></text:p>
      <text:p text:style-name="P1"><text:span text:style-name="T16"><text:tab/> <text:s text:c="3"/>System.</text:span><text:span text:style-name="T29">out</text:span><text:span text:style-name="T16">.println(</text:span><text:span text:style-name="T30">"DUPLICATE STRING LIST"</text:span><text:span text:style-name="T16">+</text:span><text:span text:style-name="T23">dstr</text:span><text:span text:style-name="T16">);</text:span></text:p>
      <text:p text:style-name="P3"><text:tab/><text:tab/><text:tab/>}</text:p>
      <text:p text:style-name="P3">}</text:p>
      <text:p text:style-name="P1"/>
      <text:p text:style-name="P1"/>
      <text:p text:style-name="P9">O/P:-</text:p>
      <text:p text:style-name="P6">DUPLICATE INTEGER LIST[2, 4]</text:p>
      <text:p text:style-name="P6">DUPLICATE STRING LIST[AS]</text:p>
      <text:p text:style-name="P6"/>
      <text:list xml:id="list4859167224161662141" text:style-name="L1">
        <text:list-item>
          <text:p text:style-name="P11"><text:soft-page-break/><text:span text:style-name="Strong_20_Emphasis"><text:span text:style-name="T9">Write a Java program to remove duplicate characters from a string without using any data structure like a set.</text:span></text:span></text:p>
        </text:list-item>
      </text:list>
      <text:p text:style-name="P12"><text:span text:style-name="Strong_20_Emphasis"><text:span text:style-name="T9"><text:s text:c="3"/>A) <text:s/></text:span></text:span><text:span text:style-name="Strong_20_Emphasis"><text:span text:style-name="T10">public</text:span></text:span><text:span text:style-name="Strong_20_Emphasis"><text:span text:style-name="T11"> </text:span></text:span><text:span text:style-name="Strong_20_Emphasis"><text:span text:style-name="T10">class</text:span></text:span><text:span text:style-name="Strong_20_Emphasis"><text:span text:style-name="T11"> Basic {</text:span></text:span></text:p>
      <text:p text:style-name="P19"/>
      <text:p text:style-name="P19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(String[] </text:span><text:span text:style-name="T23">args</text:span><text:span text:style-name="T16">){</text:span></text:p>
      <text:p text:style-name="P15"><text:tab/></text:p>
      <text:p text:style-name="P19"><text:span text:style-name="T16"><text:tab/> <text:s/>String </text:span><text:span text:style-name="T23">str</text:span><text:span text:style-name="T16">=</text:span><text:span text:style-name="T30">"programming"</text:span><text:span text:style-name="T16">;</text:span></text:p>
      <text:p text:style-name="P19"><text:span text:style-name="T16"><text:tab/> <text:s/></text:span><text:span text:style-name="T12">char</text:span><text:span text:style-name="T16">[] </text:span><text:span text:style-name="T23">arr</text:span><text:span text:style-name="T16">=</text:span><text:span text:style-name="T23">str</text:span><text:span text:style-name="T16">.toCharArray();</text:span></text:p>
      <text:p text:style-name="P19"><text:span text:style-name="T16"><text:tab/> <text:s/>StringBuilder </text:span><text:span text:style-name="T23">sb</text:span><text:span text:style-name="T16">=</text:span><text:span text:style-name="T12">new</text:span><text:span text:style-name="T16"> StringBuilder();</text:span></text:p>
      <text:p text:style-name="P19"><text:span text:style-name="T16"><text:tab/> <text:s/></text:span><text:span text:style-name="T12">for</text:span><text:span text:style-name="T16">(</text:span><text:span text:style-name="T12">int</text:span><text:span text:style-name="T16"> </text:span><text:span text:style-name="T23">i</text:span><text:span text:style-name="T16">=0;</text:span><text:span text:style-name="T23">i</text:span><text:span text:style-name="T16">&lt;</text:span><text:span text:style-name="T23">arr</text:span><text:span text:style-name="T16">.</text:span><text:span text:style-name="T28">length</text:span><text:span text:style-name="T16">;</text:span><text:span text:style-name="T23">i</text:span><text:span text:style-name="T16">++){</text:span></text:p>
      <text:p text:style-name="P19"><text:span text:style-name="T16"><text:tab/><text:tab/> <text:s/>System.</text:span><text:span text:style-name="T29">out</text:span><text:span text:style-name="T16">.println(</text:span><text:span text:style-name="T23">sb</text:span><text:span text:style-name="T16">.indexOf(String.</text:span><text:span text:style-name="T19">valueOf</text:span><text:span text:style-name="T16">(</text:span><text:span text:style-name="T23">arr</text:span><text:span text:style-name="T16">[</text:span><text:span text:style-name="T23">i</text:span><text:span text:style-name="T16">]))+</text:span><text:span text:style-name="T30">" "</text:span><text:span text:style-name="T16">+String.</text:span><text:span text:style-name="T19">valueOf</text:span><text:span text:style-name="T16">(</text:span><text:span text:style-name="T23">arr</text:span><text:span text:style-name="T16">[</text:span><text:span text:style-name="T23">i</text:span><text:span text:style-name="T16">]));</text:span></text:p>
      <text:p text:style-name="P19"><text:span text:style-name="T16"><text:tab/><text:tab/> <text:s/></text:span><text:span text:style-name="T12">if</text:span><text:span text:style-name="T16">(</text:span><text:span text:style-name="T23">sb</text:span><text:span text:style-name="T16">.indexOf(String.</text:span><text:span text:style-name="T19">valueOf</text:span><text:span text:style-name="T16">(</text:span><text:span text:style-name="T23">arr</text:span><text:span text:style-name="T16">[</text:span><text:span text:style-name="T23">i</text:span><text:span text:style-name="T16">]))==-1)</text:span></text:p>
      <text:p text:style-name="P15"><text:tab/><text:tab/> <text:s/>{</text:p>
      <text:p text:style-name="P19"><text:span text:style-name="T16"><text:tab/><text:tab/><text:tab/> <text:s/></text:span><text:span text:style-name="T23">sb</text:span><text:span text:style-name="T16">.append(</text:span><text:span text:style-name="T23">arr</text:span><text:span text:style-name="T16">[</text:span><text:span text:style-name="T23">i</text:span><text:span text:style-name="T16">]);</text:span></text:p>
      <text:p text:style-name="P15"><text:tab/><text:tab/> <text:s/>}</text:p>
      <text:p text:style-name="P15"><text:tab/> <text:s/>}</text:p>
      <text:p text:style-name="P19"><text:span text:style-name="T16"><text:tab/> <text:s/>System.</text:span><text:span text:style-name="T29">out</text:span><text:span text:style-name="T16">.println(</text:span><text:span text:style-name="T23">sb</text:span><text:span text:style-name="T16">.toString());</text:span></text:p>
      <text:p text:style-name="P15"><text:tab/>}</text:p>
      <text:p text:style-name="P15"><text:tab/></text:p>
      <text:p text:style-name="P20"><text:span text:style-name="T21">}</text:span></text:p>
      <text:p text:style-name="P21"/>
      <text:p text:style-name="P21">O/P:-</text:p>
      <text:p text:style-name="P21">===</text:p>
      <text:p text:style-name="P21"/>
      <text:p text:style-name="P7">-1 p</text:p>
      <text:p text:style-name="P7">-1 r</text:p>
      <text:p text:style-name="P7">-1 o</text:p>
      <text:p text:style-name="P7">-1 g</text:p>
      <text:p text:style-name="P7">1 r</text:p>
      <text:p text:style-name="P7">-1 a</text:p>
      <text:p text:style-name="P7">-1 m</text:p>
      <text:p text:style-name="P7">5 m</text:p>
      <text:p text:style-name="P7">-1 i</text:p>
      <text:p text:style-name="P7">-1 n</text:p>
      <text:p text:style-name="P7">3 g</text:p>
      <text:p text:style-name="P7">progamin</text:p>
      <text:p text:style-name="P7"/>
      <text:p text:style-name="P7"/>
      <text:p text:style-name="P25"><text:span text:style-name="Strong_20_Emphasis"><text:span text:style-name="Source_20_Text">String.valueOf(arr[i])</text:span></text:span><text:span text:style-name="Strong_20_Emphasis">:</text:span></text:p>
      <text:list xml:id="list3156678777118719657" text:style-name="L3">
        <text:list-item>
          <text:p text:style-name="P26">The character <text:span text:style-name="Source_20_Text">arr[i]</text:span> (which is of type <text:span text:style-name="Source_20_Text">char</text:span>) is converted to a <text:span text:style-name="Source_20_Text">String</text:span> using <text:span text:style-name="Source_20_Text">String.valueOf(arr[i])</text:span>.</text:p>
        </text:list-item>
        <text:list-item>
          <text:p text:style-name="P26">For example, if <text:span text:style-name="Source_20_Text">arr[i]</text:span> is <text:span text:style-name="Source_20_Text">'p'</text:span>, then <text:span text:style-name="Source_20_Text">String.valueOf('p')</text:span> will return the string <text:span text:style-name="Source_20_Text">"p"</text:span>.</text:p>
        </text:list-item>
        <text:list-item>
          <text:p text:style-name="P22">This is necessary because the <text:span text:style-name="Source_20_Text">indexOf()</text:span> method works with <text:span text:style-name="Source_20_Text">String</text:span> objects, not <text:span text:style-name="Source_20_Text">char</text:span> types.</text:p>
        </text:list-item>
      </text:list>
      <text:list xml:id="list2934730018280206189" text:style-name="L4">
        <text:list-item>
          <text:p text:style-name="P23"><text:span text:style-name="Strong_20_Emphasis"><text:span text:style-name="Source_20_Text">sb.indexOf(String.valueOf(arr[i]))</text:span></text:span><text:span text:style-name="Strong_20_Emphasis">:</text:span></text:p>
        </text:list-item>
      </text:list>
      <text:list xml:id="list5712895059047240820" text:style-name="L5">
        <text:list-item>
          <text:p text:style-name="P27">The <text:span text:style-name="Source_20_Text">indexOf()</text:span> method of the <text:span text:style-name="Source_20_Text">StringBuilder</text:span> class searches for the first occurrence of the specified substring (in this case, the character converted to a string).</text:p>
        </text:list-item>
        <text:list-item>
          <text:p text:style-name="P27">The <text:span text:style-name="Source_20_Text">indexOf()</text:span> method returns the index of the first occurrence of the substring if it is found. If the substring is not found, it returns <text:span text:style-name="Source_20_Text">-1</text:span>.</text:p>
        </text:list-item>
        <text:list-item>
          <text:p text:style-name="P24"/>
        </text:list-item>
      </text:list>
      <text:p text:style-name="P7"><text:soft-page-break/></text:p>
      <text:p text:style-name="Standard"><text:span text:style-name="T3"><text:s/>5) </text:span><text:span text:style-name="T22">Write a Java program to check if two given strings are anagrams of each other (i.e., they contain the same characters in any order).</text:span></text:p>
      <text:p text:style-name="P7"/>
      <text:p text:style-name="Standard"><text:span text:style-name="T3">A) </text:span><text:span text:style-name="T15">public</text:span><text:span text:style-name="T21"> </text:span><text:span text:style-name="T15">class</text:span><text:span text:style-name="T21"> Basic {</text:span></text:p>
      <text:p text:style-name="P18"/>
      <text:p text:style-name="P18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(String[] </text:span><text:span text:style-name="T23">args</text:span><text:span text:style-name="T16">){</text:span></text:p>
      <text:p text:style-name="P14"><text:tab/></text:p>
      <text:p text:style-name="P18"><text:span text:style-name="T16"><text:tab/> String </text:span><text:span text:style-name="T23">str1</text:span><text:span text:style-name="T16">=</text:span><text:span text:style-name="T30">"listen"</text:span><text:span text:style-name="T16">;</text:span></text:p>
      <text:p text:style-name="P18"><text:span text:style-name="T16"><text:tab/> String </text:span><text:span text:style-name="T23">str2</text:span><text:span text:style-name="T16">=</text:span><text:span text:style-name="T30">"SilEnt"</text:span><text:span text:style-name="T16">;</text:span></text:p>
      <text:p text:style-name="P14"><text:tab/> </text:p>
      <text:p text:style-name="P18"><text:span text:style-name="T16"><text:tab/> </text:span><text:span text:style-name="T12">char</text:span><text:span text:style-name="T16">[] </text:span><text:span text:style-name="T23">ch1</text:span><text:span text:style-name="T16">=</text:span><text:span text:style-name="T23">str1</text:span><text:span text:style-name="T16">.toLowerCase().toCharArray();</text:span></text:p>
      <text:p text:style-name="P18"><text:span text:style-name="T16"><text:tab/> </text:span><text:span text:style-name="T12">char</text:span><text:span text:style-name="T16">[] </text:span><text:span text:style-name="T23">ch2</text:span><text:span text:style-name="T16">=</text:span><text:span text:style-name="T23">str2</text:span><text:span text:style-name="T16">.toLowerCase().toCharArray();</text:span></text:p>
      <text:p text:style-name="P14"><text:tab/> </text:p>
      <text:p text:style-name="P18"><text:span text:style-name="T16"><text:tab/> Arrays.</text:span><text:span text:style-name="T19">sort</text:span><text:span text:style-name="T16">(</text:span><text:span text:style-name="T23">ch1</text:span><text:span text:style-name="T16">);</text:span></text:p>
      <text:p text:style-name="P18"><text:span text:style-name="T16"><text:tab/> Arrays.</text:span><text:span text:style-name="T19">sort</text:span><text:span text:style-name="T16">(</text:span><text:span text:style-name="T23">ch2</text:span><text:span text:style-name="T16">);</text:span></text:p>
      <text:p text:style-name="P14"><text:tab/> </text:p>
      <text:p text:style-name="P18"><text:span text:style-name="T16"><text:tab/> </text:span><text:span text:style-name="T12">if</text:span><text:span text:style-name="T16">(</text:span><text:span text:style-name="T23">str1</text:span><text:span text:style-name="T16">.length()==</text:span><text:span text:style-name="T23">str2</text:span><text:span text:style-name="T16">.length()){</text:span></text:p>
      <text:p text:style-name="P18"><text:span text:style-name="T16"><text:tab/><text:tab/> </text:span><text:span text:style-name="T12">if</text:span><text:span text:style-name="T16">(Arrays.</text:span><text:span text:style-name="T19">equals</text:span><text:span text:style-name="T16">(</text:span><text:span text:style-name="T23">ch1</text:span><text:span text:style-name="T16">, </text:span><text:span text:style-name="T23">ch2</text:span><text:span text:style-name="T16">)){</text:span></text:p>
      <text:p text:style-name="P18"><text:span text:style-name="T16"><text:tab/><text:tab/><text:tab/> System.</text:span><text:span text:style-name="T29">out</text:span><text:span text:style-name="T16">.println(</text:span><text:span text:style-name="T23">str1</text:span><text:span text:style-name="T16">+</text:span><text:span text:style-name="T30">" and "</text:span><text:span text:style-name="T16">+</text:span><text:span text:style-name="T23">str2</text:span><text:span text:style-name="T16">+</text:span><text:span text:style-name="T30">" are ANAGRAMS"</text:span><text:span text:style-name="T16">);</text:span></text:p>
      <text:p text:style-name="P18"><text:span text:style-name="T16"><text:tab/><text:tab/> }</text:span><text:span text:style-name="T12">else</text:span><text:span text:style-name="T16">{</text:span></text:p>
      <text:p text:style-name="P18"><text:span text:style-name="T16"><text:tab/><text:tab/><text:tab/> System.</text:span><text:span text:style-name="T29">out</text:span><text:span text:style-name="T16">.println(</text:span><text:span text:style-name="T23">str1</text:span><text:span text:style-name="T16">+</text:span><text:span text:style-name="T30">" and "</text:span><text:span text:style-name="T16">+</text:span><text:span text:style-name="T23">str2</text:span><text:span text:style-name="T16">+</text:span><text:span text:style-name="T30">" are NOT ANAGRAMS"</text:span><text:span text:style-name="T16">);</text:span></text:p>
      <text:p text:style-name="P14"><text:tab/><text:tab/> }</text:p>
      <text:p text:style-name="P18"><text:span text:style-name="T16"><text:tab/> }</text:span><text:span text:style-name="T12">else</text:span><text:span text:style-name="T16">{</text:span></text:p>
      <text:p text:style-name="P18"><text:span text:style-name="T16"><text:tab/><text:tab/> System.</text:span><text:span text:style-name="T29">out</text:span><text:span text:style-name="T16">.println(</text:span><text:span text:style-name="T23">str1</text:span><text:span text:style-name="T16">+</text:span><text:span text:style-name="T30">" and "</text:span><text:span text:style-name="T16">+</text:span><text:span text:style-name="T23">str2</text:span><text:span text:style-name="T16">+</text:span><text:span text:style-name="T30">" are NOT ANAGRAMS"</text:span><text:span text:style-name="T16">);</text:span></text:p>
      <text:p text:style-name="P14"><text:tab/> }</text:p>
      <text:p text:style-name="P14"><text:tab/><text:tab/></text:p>
      <text:p text:style-name="P17"><text:span text:style-name="T21"><text:tab/>}</text:span></text:p>
      <text:p text:style-name="P7"/>
      <text:p text:style-name="P7"/>
      <text:p text:style-name="P7"/>
      <text:p text:style-name="P9">O/P:-</text:p>
      <text:p text:style-name="P7">listen and SilEnt are ANAGRAMS</text:p>
      <text:p text:style-name="P7"/>
      <text:p text:style-name="P7"/>
      <text:p text:style-name="Standard"><text:span text:style-name="T3">6</text:span><text:span text:style-name="T17">) </text:span><text:span text:style-name="T22">Write a Java program to check if a string contains a substring.</text:span></text:p>
      <text:p text:style-name="Standard"><text:span text:style-name="T3">A) </text:span><text:span text:style-name="T15">public</text:span><text:span text:style-name="T21"> </text:span><text:span text:style-name="T15">class</text:span><text:span text:style-name="T21"> Basic {</text:span></text:p>
      <text:p text:style-name="P18"/>
      <text:p text:style-name="P18"><text:span text:style-name="T16"><text:tab/></text:span><text:span text:style-name="T12">public</text:span><text:span text:style-name="T16"> </text:span><text:span text:style-name="T12">static</text:span><text:span text:style-name="T16"> </text:span><text:span text:style-name="T12">void</text:span><text:span text:style-name="T16"> main(String[] </text:span><text:span text:style-name="T23">args</text:span><text:span text:style-name="T16">){</text:span></text:p>
      <text:p text:style-name="P14"><text:tab/></text:p>
      <text:p text:style-name="P18"><text:span text:style-name="T16"><text:tab/> String </text:span><text:span text:style-name="T23">str</text:span><text:span text:style-name="T16">=</text:span><text:span text:style-name="T30">"listen care fully"</text:span><text:span text:style-name="T16">;</text:span></text:p>
      <text:p text:style-name="P18"><text:span text:style-name="T16"><text:tab/> String </text:span><text:span text:style-name="T23">sub</text:span><text:span text:style-name="T16">=</text:span><text:span text:style-name="T30">"care"</text:span><text:span text:style-name="T16">;</text:span></text:p>
      <text:p text:style-name="P14"><text:tab/> </text:p>
      <text:p text:style-name="P18"><text:span text:style-name="T16"><text:tab/> </text:span><text:span text:style-name="T12">if</text:span><text:span text:style-name="T16">(</text:span><text:span text:style-name="T23">str</text:span><text:span text:style-name="T16">.indexOf(</text:span><text:span text:style-name="T23">sub</text:span><text:span text:style-name="T16">)!=-1){</text:span></text:p>
      <text:p text:style-name="P18"><text:span text:style-name="T16"><text:tab/><text:tab/> System.</text:span><text:span text:style-name="T29">out</text:span><text:span text:style-name="T16">.println(</text:span><text:span text:style-name="T30">"CONTAINS"</text:span><text:span text:style-name="T16">);</text:span></text:p>
      <text:p text:style-name="P18"><text:span text:style-name="T16"><text:tab/> }</text:span><text:span text:style-name="T12">else</text:span><text:span text:style-name="T16">{</text:span></text:p>
      <text:p text:style-name="P18"><text:span text:style-name="T16"><text:tab/><text:tab/> System.</text:span><text:span text:style-name="T29">out</text:span><text:span text:style-name="T16">.println(</text:span><text:span text:style-name="T30">"NOT CONTAINS"</text:span><text:span text:style-name="T16">);</text:span></text:p>
      <text:p text:style-name="P14"><text:tab/> }</text:p>
      <text:p text:style-name="P14"><text:tab/> </text:p>
      <text:p text:style-name="P14"><text:tab/>}</text:p>
      <text:p text:style-name="P17"><text:span text:style-name="T21">}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2H18M37S</meta:editing-duration>
    <meta:editing-cycles>19</meta:editing-cycles>
    <meta:generator>OpenOffice/4.1.7$Win32 OpenOffice.org_project/417m1$Build-9800</meta:generator>
    <dc:date>2024-12-03T11:57:27.93</dc:date>
    <meta:document-statistic meta:table-count="0" meta:image-count="0" meta:object-count="0" meta:page-count="5" meta:paragraph-count="157" meta:word-count="528" meta:character-count="4740"/>
    <meta:user-defined meta:name="Info 1"/>
    <meta:user-defined meta:name="Info 2"/>
    <meta:user-defined meta:name="Info 3"/>
    <meta:user-defined meta:name="Info 4"/>
  </office:meta>
</office:document-meta>
</file>